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8c469" officeooo:paragraph-rsid="0018c469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18c469" officeooo:paragraph-rsid="0018f1d6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8f1d6" officeooo:paragraph-rsid="0018f1d6" style:font-weight-asian="normal" style:font-weight-complex="normal"/>
    </style:style>
    <style:style style:name="T1" style:family="text">
      <style:text-properties officeooo:rsid="0018f1d6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erencias entre Lenguajes de Marcas y Lenguajes de Programación</text:p>
      <text:p text:style-name="P1"/>
      <text:p text:style-name="P2">L<text:span text:style-name="T1">as diferencias primordiales son:</text:span></text:p>
      <text:p text:style-name="P3"><text:span text:style-name="T2"/></text:p>
      <text:p text:style-name="P3"><text:span text:style-name="T2">Lenguaje de marcas</text:span> consiste en codificar un documento mediante el texto, incorporando etiquetas o marcas que contienen información adicional acerca de la estructura del texto o su presentación.</text:p>
      <text:p text:style-name="P3">Sin embargo, los <text:span text:style-name="T2">lenguajes de programación</text:span> contienen funciones aritméticas o variables.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22T20:45:53.410000000</meta:creation-date>
    <dc:date>2019-09-22T21:10:05.761000000</dc:date>
    <meta:editing-duration>PT2M40S</meta:editing-duration>
    <meta:editing-cycles>1</meta:editing-cycles>
    <meta:document-statistic meta:table-count="0" meta:image-count="0" meta:object-count="0" meta:page-count="1" meta:paragraph-count="4" meta:word-count="52" meta:character-count="378" meta:non-whitespace-character-count="330"/>
    <meta:generator>LibreOffice/6.3.1.2$Windows_X86_64 LibreOffice_project/b79626edf0065ac373bd1df5c28bd630b4424273</meta:generator>
  </office:meta>
</office:document-meta>
</file>